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03cm"/>
    </style:style>
    <style:style style:name="co2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6.055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wrap-option="wrap"/>
      <style:text-properties style:text-outline="false" style:text-line-through-styl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021" table:default-cell-style-name="ce1"/>
        <table:table-row table:style-name="ro1">
          <table:table-cell office:value-type="string">
            <text:p>NOM,Prenom,Classe,LV2,Specialite1,Specialite2,Specialite3</text:p>
          </table:table-cell>
          <table:table-cell table:number-columns-repeated="1023"/>
        </table:table-row>
        <table:table-row table:style-name="ro1">
          <table:table-cell office:value-type="string">
            <text:p>CHEVALIER,Hélène,1ere1,Espagnol,Maths,PC,NSI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>
            <text:p>LANDAIS,Noé,1ere1,Allemand,Maths,PC,NSI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>
            <text:p>LEMIERE,Hugo,1ere1,Allemand,Maths,PC,NSI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>
            <text:p>BARTRE,Jean-Baptiste,1ere2,Espagnol,Maths,PC,NSI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office:value-type="string">
            <text:p>FEREY—DEPIROU,Eugénie,1ere2,Espagnol,Maths,PC,NSI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office:value-type="string">
            <text:p>HOCHET,Clément,1ere2,Allemand,Maths,PC,NSI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office:value-type="string">
            <text:p>JANSSENS,Milan,1ere2,Espagnol,Maths,PC,NSI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office:value-type="string">
            <text:p>LEMAZURIER,Lilian,1ere2,Allemand,Maths,PC,NSI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office:value-type="string">
            <text:p>SIMON,Richard,1ere3,Espagnol,Maths,PC,NSI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office:value-type="string">
            <text:p>FIDELIN,Nina,1ere4,Espagnol,Maths,NSI,SES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office:value-type="string">
            <text:p>DELAFOSSE,Emma,1ere5,Espagnol,Maths,PC,NSI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office:value-type="string">
            <text:p>GERBAULT,Julien,1ere5,Allemand,Maths,PC,NSI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office:value-type="string">
            <text:p>GRANDSIRE,Charles,1ere5,Allemand,Maths,PC,NSI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office:value-type="string">
            <text:p>POLETTE,Nathan,1ere5,Allemand,Maths,PC,NSI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office:value-type="string">
            <text:p>SUCHET,Antoine,1ere5,Allemand,Maths,PC,NSI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0">20/02/2022</text:date>, <text:time>08:4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Win32 OpenOffice.org_project/418m3$Build-9803</meta:generator>
    <meta:creation-date>2021-01-03T14:32:59Z</meta:creation-date>
    <dc:date>2022-02-20T08:42:26.67</dc:date>
    <meta:editing-duration>PT50M31S</meta:editing-duration>
    <meta:editing-cycles>4</meta:editing-cycles>
    <meta:document-statistic meta:table-count="1" meta:cell-count="16" meta:object-count="0"/>
  </office:meta>
</office:document-meta>
</file>